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Tipodeletrapredefinidodoparágrafo" style:family="text">
      <style:text-properties fo:font-weight="bold" style:font-weight-asian="bold" style:font-weight-complex="bold"/>
    </style:style>
    <style:style style:name="P3" style:parent-style-name="Normal" style:family="paragraph">
      <style:paragraph-properties fo:text-align="justify">
        <style:tab-stops>
          <style:tab-stop style:type="left" style:position="2.1666in"/>
        </style:tab-stops>
      </style:paragraph-properties>
    </style:style>
    <style:style style:name="P4" style:parent-style-name="Normal" style:family="paragraph">
      <style:paragraph-properties fo:text-align="justify">
        <style:tab-stops>
          <style:tab-stop style:type="left" style:position="2.1666in"/>
        </style:tab-stops>
      </style:paragraph-properties>
    </style:style>
    <style:style style:name="P5" style:parent-style-name="Normal" style:family="paragraph">
      <style:paragraph-properties fo:text-align="justify">
        <style:tab-stops>
          <style:tab-stop style:type="left" style:position="2.1666in"/>
        </style:tab-stops>
      </style:paragraph-properties>
    </style:style>
    <style:style style:name="P6" style:parent-style-name="Normal" style:family="paragraph">
      <style:paragraph-properties fo:text-align="justify">
        <style:tab-stops>
          <style:tab-stop style:type="left" style:position="2.1666in"/>
        </style:tab-stops>
      </style:paragraph-properties>
    </style:style>
    <style:style style:name="P7" style:parent-style-name="Normal" style:family="paragraph">
      <style:paragraph-properties fo:text-align="justify">
        <style:tab-stops>
          <style:tab-stop style:type="left" style:position="2.1666in"/>
        </style:tab-stops>
      </style:paragraph-properties>
    </style:style>
    <style:style style:name="P8" style:parent-style-name="Normal" style:family="paragraph">
      <style:paragraph-properties fo:text-align="justify">
        <style:tab-stops>
          <style:tab-stop style:type="left" style:position="2.1666in"/>
        </style:tab-stops>
      </style:paragraph-properties>
    </style:style>
  </office:automatic-styles>
  <office:body>
    <office:text text:use-soft-page-breaks="true">
      <text:p text:style-name="P1"><text:span text:style-name="T2"><text:s text:c="33"/>Descrição do Sistema</text:span></text:p>
      <text:p text:style-name="P3">O Hotel Jurele, um dos melhores hotéis do distrito de Bragança, pretende desenvolver um software para gerir toda a<text:s/>gerenciamento do hotel. Com atendimento ao hóspede muito rápido, prático e seguro.<text:s/></text:p>
      <text:p text:style-name="Normal">O Hotel recebe pedidos de reserva de quartos tanto pelo site ou pela rececionista, vão verificar se o quarto está livre nos dias que o hospede vai reservar e se os dados do<text:s/>hospede estiver válido reservado, o hospede paga a reserva do quarto. Depois envia o dinheiro ao setor de contabilidade e o mesmo envia o recibo de pagamento ao hospede através do email e o quarto deixa de estar livre. Se um cliente não gostar de um quarto, pode ligar<text:s/>receção<text:s/>pedir para transferir do quarto,<text:s/>diariamente<text:s/>é feito um mapa resumo de quantos quartos foram reservados, desocupado, o qual é enviado no final de cada dia<text:s/>para a<text:s/>Tesouraria<text:s/>juntamente com o valor dos quartos reservados.<text:s/>O pagamento da reserva do quarto deve ser feito na hora da reserva, mas os consumos durante a estadia pode ser feita na hora do check-out ou é enviada por e-mail uma referencia para efetuar o seu devido pagamento.</text:p>
      <text:p text:style-name="P4">A Tesouraria é a responsável por emitir recibos que sempre que um cliente faça um pagamento, bem acertar as contas depois da estadia<text:s/>(diversos consumos)</text:p>
      <text:p text:style-name="P5">O departamento de Restauração elabora mensalmente os mais diversos mapas de pedidos que servirão para uma apreciação de Administração, anualmente<text:s/>é enviado relatórios de reserva dos quartos (os lucros, os hospedes que foram transferidos, entre outros). Este departamento é responsável por fazer os pratos que deverão ser servidos aos hospedes, onde o hospede pode pagar na hora ou adicionar na sua conta, que no final da estadia é feito o acerto de contas.</text:p>
      <text:p text:style-name="P6">O departamento<text:s/>de Compra é responder por fazer todas as compras necessárias para<text:s/>todos os diversos departamentos<text:s/>(cada departamento pode informar ao departamento de compra, os produtos que estão em falta), onde depois de pedir todos os produtos o departamento<text:s/>da<text:s/>Tesouraria é responsável por fazer o pagamento</text:p>
      <text:p text:style-name="P7"/>
      <text:p text:style-name="P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mara Fernandes</meta:initial-creator>
    <dc:creator>Jumara Fernandes</dc:creator>
    <meta:creation-date>2022-01-10T16:52:00Z</meta:creation-date>
    <dc:date>2022-01-10T16:52:00Z</dc:date>
    <meta:template xlink:href="Normal.dotm" xlink:type="simple"/>
    <meta:editing-cycles>2</meta:editing-cycles>
    <meta:editing-duration>PT1020S</meta:editing-duration>
    <meta:document-statistic meta:page-count="1" meta:paragraph-count="4" meta:word-count="321" meta:character-count="2055" meta:row-count="14" meta:non-whitespace-character-count="1738"/>
  </office:meta>
</office:document-meta>
</file>